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AE000001DD59C3D3824B1D6C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ndara" fo:font-size="14pt" fo:font-weight="bold" officeooo:rsid="00152ce6" officeooo:paragraph-rsid="00152ce6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Candara" fo:font-size="14pt" fo:font-weight="bold" officeooo:paragraph-rsid="00152ce6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0000" style:font-name="Candara" fo:font-size="14pt" fo:font-style="italic" fo:font-weight="bold" officeooo:rsid="000d735e" officeooo:paragraph-rsid="000d735e" style:font-size-asian="14pt" style:font-style-asian="italic" style:font-weight-asian="bold" style:font-name-complex="Arial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style:font-size-asian="14pt" style:font-weight-asian="bold" style:font-name-complex="Arial1" style:font-size-complex="14pt"/>
    </style:style>
    <style:style style:name="P10" style:family="paragraph" style:parent-style-name="Standard" style:list-style-name="L1">
      <style:text-properties officeooo:paragraph-rsid="001d4beb"/>
    </style:style>
    <style:style style:name="P11" style:family="paragraph" style:parent-style-name="Standard" style:list-style-name="L1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list-style-name="L1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list-style-name="L2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4" style:family="paragraph" style:parent-style-name="Standard" style:list-style-name="L3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5" style:family="paragraph" style:parent-style-name="Standard" style:list-style-name="L4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6" style:family="paragraph" style:parent-style-name="Standard" style:list-style-name="L5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7" style:family="paragraph" style:parent-style-name="Standard" style:list-style-name="L2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8" style:family="paragraph" style:parent-style-name="Standard" style:list-style-name="L3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9" style:family="paragraph" style:parent-style-name="Standard" style:list-style-name="L3">
      <style:text-properties fo:font-weight="bold" officeooo:rsid="00152ce6" officeooo:paragraph-rsid="00228d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Candara" fo:font-size="14pt" officeooo:rsid="001cf8f6" style:font-size-asian="14pt" style:font-name-complex="Arial1" style:font-size-complex="14pt"/>
    </style:style>
    <style:style style:name="T4" style:family="text">
      <style:text-properties style:font-name="Candara" fo:font-size="14pt" officeooo:rsid="00218038" style:font-size-asian="14pt" style:font-name-complex="Arial1" style:font-size-complex="14pt"/>
    </style:style>
    <style:style style:name="T5" style:family="text">
      <style:text-properties fo:color="#ff3333"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6" style:family="text">
      <style:text-properties fo:color="#ff3333" style:font-name="Candara" fo:font-size="14pt" officeooo:rsid="001cf8f6" style:font-size-asian="14pt" style:font-name-complex="Arial1" style:font-size-complex="14pt"/>
    </style:style>
    <style:style style:name="T7" style:family="text">
      <style:text-properties fo:color="#ff3333" style:font-name="Candara" fo:font-size="14pt" officeooo:rsid="00218038" style:font-size-asian="14pt" style:font-name-complex="Arial1" style:font-size-complex="14pt"/>
    </style:style>
    <style:style style:name="T8" style:family="text">
      <style:text-properties officeooo:rsid="001cf8f6"/>
    </style:style>
    <style:style style:name="T9" style:family="text">
      <style:text-properties officeooo:rsid="001d4beb"/>
    </style:style>
    <style:style style:name="T10" style:family="text">
      <style:text-properties officeooo:rsid="00218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>Instructions apply to:</text:p>
      <text:p text:style-name="P8">BornHack <text:span text:style-name="T10">2019</text:span> </text:p>
      <text:p text:style-name="P6"/>
      <text:p text:style-name="P5">1. <text:span text:style-name="T8">Alerting</text:span></text:p>
      <text:list xml:id="list403300336" text:style-name="L1">
        <text:list-item>
          <text:p text:style-name="P10"><text:span text:style-name="T2">Our alerting signal is: </text:span><text:span text:style-name="T5">YELL ”FIRE” LOUDLY</text:span></text:p>
        </text:list-item>
        <text:list-item>
          <text:p text:style-name="P11">Make sure everyone understands the seriousness of the situation</text:p>
        </text:list-item>
        <text:list-item>
          <text:p text:style-name="P12">Make sure the ”orange vests” are informed</text:p>
        </text:list-item>
      </text:list>
      <text:p text:style-name="P4"/>
      <text:p text:style-name="P4"/>
      <text:p text:style-name="P5">2. <text:span text:style-name="T8">Evacuate the area</text:span></text:p>
      <text:list xml:id="list142172378" text:style-name="L2">
        <text:list-item>
          <text:p text:style-name="P13">Make sure everyone proceeds to the nearest exit</text:p>
        </text:list-item>
        <text:list-item>
          <text:p text:style-name="P13">Our meeting point is:</text:p>
        </text:list-item>
        <text:list-item>
          <text:p text:style-name="P17">The Parking Lot, <text:span text:style-name="T10">Hylkedamvej</text:span> (<text:span text:style-name="T10">right of the road at</text:span> the Main Entrance)</text:p>
        </text:list-item>
        <text:list-item>
          <text:p text:style-name="P13">Evacuate disabled or sensory-impaired people</text:p>
        </text:list-item>
      </text:list>
      <text:p text:style-name="P4"/>
      <text:p text:style-name="P4"/>
      <text:p text:style-name="P5">3. <text:span text:style-name="T8">Dial 1-1-2 and give the following information:</text:span></text:p>
      <text:list xml:id="list4200655448" text:style-name="L3">
        <text:list-item>
          <text:p text:style-name="P14">What happened?</text:p>
        </text:list-item>
        <text:list-item>
          <text:p text:style-name="P14">If people are injured <text:span text:style-name="T9">- </text:span>how many?</text:p>
        </text:list-item>
        <text:list-item>
          <text:p text:style-name="P14">Where are you calling from?</text:p>
          <text:list>
            <text:list-item>
              <text:p text:style-name="P19"><text:span text:style-name="T3">The address is: <text:s text:c="3"/></text:span></text:p>
              <text:list>
                <text:list-item>
                  <text:p text:style-name="P19"><text:span text:style-name="T7">Spejderhytten Hylkedam, H</text:span><text:span text:style-name="T6">ylkedamvej 54, 5591 Gelsted</text:span></text:p>
                </text:list-item>
              </text:list>
              <text:p text:style-name="P18"/>
            </text:list-item>
          </text:list>
        </text:list-item>
      </text:list>
      <text:p text:style-name="P4"/>
      <text:p text:style-name="P5">4. <text:span text:style-name="T8">Commence fire extinguishing, if possible and safe.</text:span></text:p>
      <text:list xml:id="list1049808793" text:style-name="L4">
        <text:list-item>
          <text:p text:style-name="P15">If the fire is inside: close doors to limit the spread of the fire.</text:p>
        </text:list-item>
      </text:list>
      <text:p text:style-name="P4"/>
      <text:p text:style-name="P4"/>
      <text:p text:style-name="P5">5. <text:span text:style-name="T8">Meet the fire department when they arrive and give them the following information:</text:span></text:p>
      <text:list xml:id="list1579135890" text:style-name="L5">
        <text:list-item>
          <text:p text:style-name="P16">If the fire is indoors: Any people inside <text:span text:style-name="T9">- </text:span>where?</text:p>
        </text:list-item>
        <text:list-item>
          <text:p text:style-name="P16">Where is the fire?</text:p>
        </text:list-item>
        <text:list-item>
          <text:p text:style-name="P16">What is on fire?</text:p>
        </text:list-item>
        <text:list-item>
          <text:p text:style-name="P16">How <text:span text:style-name="T9">to </text:span>access the affected are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ndara"/>
    </style:style>
    <style:style style:name="M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in" svg:y="-0.2917in" svg:width="7.3236in" svg:height="1.5717in" draw:z-index="0"><draw:image xlink:href="Pictures/10000201000008AE000001DD59C3D3824B1D6C15.png" xlink:type="simple" xlink:show="embed" xlink:actuate="onLoad" loext:mime-type="image/png"/></draw:frame></text:p>
      </style:header>
      <style:footer>
        <text:p text:style-name="Footer"><text:s/></text:p>
        <text:p text:style-name="MP1"><text:s/></text:p>
        <text:p text:style-name="MP2"><text:s text:c="50"/><text:span text:style-name="MT1">BornHack Orga Phone Number</text:span></text:p>
        <text:p text:style-name="MP3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5</meta:editing-cycles>
    <meta:print-date>2017-05-18T06:43:00</meta:print-date>
    <meta:creation-date>2018-08-10T11:35:00</meta:creation-date>
    <dc:date>2019-07-05T12:12:49.152213206</dc:date>
    <meta:editing-duration>PT55M27S</meta:editing-duration>
    <meta:generator>LibreOffice/6.1.5.2$Linux_X86_64 LibreOffice_project/10$Build-2</meta:generator>
    <meta:document-statistic meta:table-count="0" meta:image-count="1" meta:object-count="0" meta:page-count="1" meta:paragraph-count="29" meta:word-count="177" meta:character-count="1079" meta:non-whitespace-character-count="826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